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6bde" officeooo:paragraph-rsid="00176bde"/>
    </style:style>
    <style:style style:name="P2" style:family="paragraph" style:parent-style-name="Standard">
      <style:paragraph-properties fo:text-align="center" style:justify-single-word="false"/>
      <style:text-properties officeooo:rsid="00176bde" officeooo:paragraph-rsid="00176bde"/>
    </style:style>
    <style:style style:name="P3" style:family="paragraph" style:parent-style-name="Standard">
      <style:text-properties fo:font-style="italic" officeooo:rsid="00176bde" officeooo:paragraph-rsid="00176bde" style:font-style-asian="italic" style:font-style-complex="italic"/>
    </style:style>
    <style:style style:name="P4" style:family="paragraph" style:parent-style-name="Standard">
      <style:text-properties officeooo:rsid="0017c1aa" officeooo:paragraph-rsid="0017c1aa"/>
    </style:style>
    <style:style style:name="P5" style:family="paragraph">
      <style:paragraph-properties fo:text-align="center"/>
    </style:style>
    <style:style style:name="gr1" style:family="graphic">
      <style:graphic-properties svg:stroke-width="0.0402in" svg:stroke-color="#6666ff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Fine_20_Dashed" svg:stroke-width="0.0402in" svg:stroke-color="#000000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02in" svg:stroke-color="#000000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draw:stroke-dash="Fine_20_Dashed" svg:stroke-width="0.0402in" svg:stroke-color="#000000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Fine_20_Dashed" svg:stroke-width="0.0402in" svg:stroke-color="#6666ff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cyclic Squares</text:p>
      <text:p text:style-name="P2">by Sven Nilsen, 2020</text:p>
      <text:p text:style-name="P1"/>
      <text:p text:style-name="P3">In this paper I represent cocyclic squares using the theory of cocyclic graphs.</text:p>
      <text:p text:style-name="P1"/>
      <text:p text:style-name="P4">A cocyclic square is the following directed graph:</text:p>
      <text:p text:style-name="P1"/>
      <text:p text:style-name="P1"/>
      <text:p text:style-name="P1"><draw:line text:anchor-type="paragraph" draw:z-index="40" draw:name="Shape1" draw:style-name="gr3" draw:text-style-name="P5" svg:x1="2.4201in" svg:y1="1.1469in" svg:x2="2.4118in" svg:y2="0.0602in"><text:p/></draw:line><draw:line text:anchor-type="paragraph" draw:z-index="41" draw:name="Shape1" draw:style-name="gr4" draw:text-style-name="P5" svg:x1="2.4118in" svg:y1="0.0602in" svg:x2="3.6244in" svg:y2="0.0575in"><text:p/></draw:line><draw:line text:anchor-type="paragraph" draw:z-index="42" draw:name="Shape1" draw:style-name="gr4" draw:text-style-name="P5" svg:x1="3.6244in" svg:y1="1.1469in" svg:x2="3.6161in" svg:y2="0.0602in"><text:p/></draw:line></text:p>
      <text:p text:style-name="P1"/>
      <text:p text:style-name="P1"/>
      <text:p text:style-name="P1"/>
      <text:p text:style-name="P1"/>
      <text:p text:style-name="P1"><draw:line text:anchor-type="paragraph" draw:z-index="39" draw:name="Shape1" draw:style-name="gr4" draw:text-style-name="P5" svg:x1="2.4118in" svg:y1="0.189in" svg:x2="3.6244in" svg:y2="0.1862in"><text:p/></draw:line></text:p>
      <text:p text:style-name="P1"/>
      <text:p text:style-name="P1"/>
      <text:p text:style-name="P4">All cocyclic squares are isomorphic.</text:p>
      <text:p text:style-name="P4"/>
      <text:p text:style-name="P4">This graph is cocyclic, as shown by the following constructions:</text:p>
      <text:p text:style-name="P1"/>
      <text:p text:style-name="P1"><draw:line text:anchor-type="paragraph" draw:z-index="0" draw:name="Shape1" draw:style-name="gr1" draw:text-style-name="P5" svg:x1="1.0256in" svg:y1="1.2992in" svg:x2="1.0173in" svg:y2="0.2126in"><text:p/></draw:line><draw:line text:anchor-type="paragraph" draw:z-index="1" draw:name="Shape1" draw:style-name="gr2" draw:text-style-name="P5" svg:x1="1.0173in" svg:y1="0.2126in" svg:x2="2.2299in" svg:y2="0.2098in"><text:p/></draw:line><draw:line text:anchor-type="paragraph" draw:z-index="2" draw:name="Shape1" draw:style-name="gr2" draw:text-style-name="P5" svg:x1="2.2299in" svg:y1="0.2126in" svg:x2="1.0173in" svg:y2="1.2992in"><text:p/></draw:line><draw:line text:anchor-type="paragraph" draw:z-index="3" draw:name="Shape1" draw:style-name="gr3" draw:text-style-name="P5" svg:x1="2.6717in" svg:y1="1.3067in" svg:x2="2.6634in" svg:y2="0.2201in"><text:p/></draw:line><draw:line text:anchor-type="paragraph" draw:z-index="4" draw:name="Shape1" draw:style-name="gr4" draw:text-style-name="P5" svg:x1="2.6634in" svg:y1="0.2201in" svg:x2="3.876in" svg:y2="0.2173in"><text:p/></draw:line><draw:line text:anchor-type="paragraph" draw:z-index="5" draw:name="Shape1" draw:style-name="gr5" draw:text-style-name="P5" svg:x1="3.876in" svg:y1="0.2201in" svg:x2="2.6634in" svg:y2="1.3067in"><text:p/></draw:line><draw:line text:anchor-type="paragraph" draw:z-index="6" draw:name="Shape1" draw:style-name="gr2" draw:text-style-name="P5" svg:x1="2.6634in" svg:y1="1.3071in" svg:x2="3.876in" svg:y2="1.3043in"><text:p/></draw:line><draw:line text:anchor-type="paragraph" draw:z-index="7" draw:name="Shape1" draw:style-name="gr2" draw:text-style-name="P5" svg:x1="3.8756in" svg:y1="1.3067in" svg:x2="3.8673in" svg:y2="0.2201in"><text:p/></draw:line><draw:line text:anchor-type="paragraph" draw:z-index="8" draw:name="Shape1" draw:style-name="gr3" draw:text-style-name="P5" svg:x1="2.6717in" svg:y1="1.3067in" svg:x2="2.6634in" svg:y2="0.2201in"><text:p/></draw:line><draw:line text:anchor-type="paragraph" draw:z-index="9" draw:name="Shape1" draw:style-name="gr4" draw:text-style-name="P5" svg:x1="2.6634in" svg:y1="0.2201in" svg:x2="3.876in" svg:y2="0.2173in"><text:p/></draw:line><draw:line text:anchor-type="paragraph" draw:z-index="10" draw:name="Shape1" draw:style-name="gr2" draw:text-style-name="P5" svg:x1="3.8756in" svg:y1="1.3067in" svg:x2="3.8673in" svg:y2="0.2201in"><text:p/></draw:line><draw:line text:anchor-type="paragraph" draw:z-index="15" draw:name="Shape1" draw:style-name="gr1" draw:text-style-name="P5" svg:x1="1.0339in" svg:y1="2.8268in" svg:x2="1.0256in" svg:y2="1.7402in"><text:p/></draw:line><draw:line text:anchor-type="paragraph" draw:z-index="16" draw:name="Shape1" draw:style-name="gr2" draw:text-style-name="P5" svg:x1="1.0256in" svg:y1="1.7402in" svg:x2="2.2382in" svg:y2="2.8268in"><text:p/></draw:line><draw:line text:anchor-type="paragraph" draw:z-index="17" draw:name="Shape1" draw:style-name="gr2" draw:text-style-name="P5" svg:x1="2.1673in" svg:y1="2.8272in" svg:x2="1.0256in" svg:y2="2.8272in"><text:p/></draw:line><draw:line text:anchor-type="paragraph" draw:z-index="18" draw:name="Shape1" draw:style-name="gr3" draw:text-style-name="P5" svg:x1="2.6791in" svg:y1="2.811in" svg:x2="2.6709in" svg:y2="1.7244in"><text:p/></draw:line><draw:line text:anchor-type="paragraph" draw:z-index="19" draw:name="Shape1" draw:style-name="gr5" draw:text-style-name="P5" svg:x1="2.6709in" svg:y1="1.7244in" svg:x2="3.8126in" svg:y2="2.811in"><text:p/></draw:line><draw:line text:anchor-type="paragraph" draw:z-index="20" draw:name="Shape1" draw:style-name="gr4" draw:text-style-name="P5" svg:x1="3.8126in" svg:y1="2.811in" svg:x2="2.6709in" svg:y2="2.811in"><text:p/></draw:line><draw:line text:anchor-type="paragraph" draw:z-index="21" draw:name="Shape1" draw:style-name="gr2" draw:text-style-name="P5" svg:x1="3.8126in" svg:y1="1.7244in" svg:x2="2.6709in" svg:y2="1.7244in"><text:p/></draw:line><draw:line text:anchor-type="paragraph" draw:z-index="22" draw:name="Shape1" draw:style-name="gr2" draw:text-style-name="P5" svg:x1="3.8209in" svg:y1="2.811in" svg:x2="3.8126in" svg:y2="1.7244in"><text:p/></draw:line><draw:line text:anchor-type="paragraph" draw:z-index="11" draw:name="Shape1" draw:style-name="gr4" draw:text-style-name="P5" svg:x1="4.498in" svg:y1="1.3071in" svg:x2="5.7106in" svg:y2="1.3043in"><text:p/></draw:line><draw:line text:anchor-type="paragraph" draw:z-index="12" draw:name="Shape1" draw:style-name="gr3" draw:text-style-name="P5" svg:x1="4.5063in" svg:y1="1.3067in" svg:x2="4.498in" svg:y2="0.2201in"><text:p/></draw:line><draw:line text:anchor-type="paragraph" draw:z-index="13" draw:name="Shape1" draw:style-name="gr4" draw:text-style-name="P5" svg:x1="4.498in" svg:y1="0.2201in" svg:x2="5.7106in" svg:y2="0.2173in"><text:p/></draw:line><draw:line text:anchor-type="paragraph" draw:z-index="14" draw:name="Shape1" draw:style-name="gr4" draw:text-style-name="P5" svg:x1="5.7102in" svg:y1="1.3067in" svg:x2="5.702in" svg:y2="0.2201in"><text:p/></draw:line><draw:line text:anchor-type="paragraph" draw:z-index="23" draw:name="Shape1" draw:style-name="gr4" draw:text-style-name="P5" svg:x1="4.4665in" svg:y1="2.8346in" svg:x2="5.6791in" svg:y2="2.8319in"><text:p/></draw:line><draw:line text:anchor-type="paragraph" draw:z-index="24" draw:name="Shape1" draw:style-name="gr3" draw:text-style-name="P5" svg:x1="4.4748in" svg:y1="2.8346in" svg:x2="4.4665in" svg:y2="1.748in"><text:p/></draw:line><draw:line text:anchor-type="paragraph" draw:z-index="25" draw:name="Shape1" draw:style-name="gr4" draw:text-style-name="P5" svg:x1="4.4665in" svg:y1="1.748in" svg:x2="5.6791in" svg:y2="1.7453in"><text:p/></draw:line><draw:line text:anchor-type="paragraph" draw:z-index="26" draw:name="Shape1" draw:style-name="gr4" draw:text-style-name="P5" svg:x1="5.6791in" svg:y1="2.8346in" svg:x2="5.6709in" svg:y2="1.748in"><text:p/></draw:line><draw:line text:anchor-type="paragraph" draw:z-index="27" draw:name="Shape1" draw:style-name="gr5" draw:text-style-name="P5" svg:x1="2.2382in" svg:y1="3.4173in" svg:x2="1.0492in" svg:y2="4.5165in"><text:p/></draw:line><draw:line text:anchor-type="paragraph" draw:z-index="28" draw:name="Shape1" draw:style-name="gr2" draw:text-style-name="P5" svg:x1="2.2382in" svg:y1="4.5039in" svg:x2="2.2382in" svg:y2="3.4173in"><text:p/></draw:line><draw:line text:anchor-type="paragraph" draw:z-index="29" draw:name="Shape1" draw:style-name="gr2" draw:text-style-name="P5" svg:x1="1.0492in" svg:y1="4.5165in" svg:x2="2.2382in" svg:y2="4.5165in"><text:p/></draw:line><draw:line text:anchor-type="paragraph" draw:z-index="30" draw:name="Shape1" draw:style-name="gr5" draw:text-style-name="P5" svg:x1="3.8681in" svg:y1="3.4327in" svg:x2="2.6638in" svg:y2="4.5193in"><text:p/></draw:line><draw:line text:anchor-type="paragraph" draw:z-index="31" draw:name="Shape1" draw:style-name="gr4" draw:text-style-name="P5" svg:x1="3.8681in" svg:y1="4.5193in" svg:x2="3.8681in" svg:y2="3.4327in"><text:p/></draw:line><draw:line text:anchor-type="paragraph" draw:z-index="32" draw:name="Shape1" draw:style-name="gr2" draw:text-style-name="P5" svg:x1="2.6638in" svg:y1="3.4327in" svg:x2="3.8681in" svg:y2="3.4327in"><text:p/></draw:line><draw:line text:anchor-type="paragraph" draw:z-index="33" draw:name="Shape1" draw:style-name="gr4" draw:text-style-name="P5" svg:x1="2.6638in" svg:y1="4.5193in" svg:x2="3.8681in" svg:y2="4.5193in"><text:p/></draw:line><draw:line text:anchor-type="paragraph" draw:z-index="34" draw:name="Shape1" draw:style-name="gr2" draw:text-style-name="P5" svg:x1="2.6638in" svg:y1="4.5193in" svg:x2="2.6638in" svg:y2="3.4327in"><text:p/></draw:line><draw:line text:anchor-type="paragraph" draw:z-index="35" draw:name="Shape1" draw:style-name="gr4" draw:text-style-name="P5" svg:x1="4.45in" svg:y1="4.4965in" svg:x2="5.6626in" svg:y2="4.4937in"><text:p/></draw:line><draw:line text:anchor-type="paragraph" draw:z-index="36" draw:name="Shape1" draw:style-name="gr3" draw:text-style-name="P5" svg:x1="4.4583in" svg:y1="4.4965in" svg:x2="4.45in" svg:y2="3.4098in"><text:p/></draw:line><draw:line text:anchor-type="paragraph" draw:z-index="37" draw:name="Shape1" draw:style-name="gr4" draw:text-style-name="P5" svg:x1="4.45in" svg:y1="3.4098in" svg:x2="5.6626in" svg:y2="3.4071in"><text:p/></draw:line><draw:line text:anchor-type="paragraph" draw:z-index="38" draw:name="Shape1" draw:style-name="gr4" draw:text-style-name="P5" svg:x1="5.6626in" svg:y1="4.4965in" svg:x2="5.6543in" svg:y2="3.4098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6:05:39.311049000</meta:creation-date>
    <dc:date>2020-03-27T16:26:24.659617000</dc:date>
    <meta:editing-duration>PT10M21S</meta:editing-duration>
    <meta:editing-cycles>1</meta:editing-cycles>
    <meta:document-statistic meta:table-count="0" meta:image-count="0" meta:object-count="0" meta:page-count="1" meta:paragraph-count="6" meta:word-count="42" meta:character-count="265" meta:non-whitespace-character-count="229"/>
    <meta:generator>LibreOffice/5.1.2.2$MacOSX_X86_64 LibreOffice_project/d3bf12ecb743fc0d20e0be0c58ca359301eb705f</meta:generator>
  </office:meta>
</office:document-meta>
</file>